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3pt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4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5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6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8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9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0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11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12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13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14" style:parent-style-name="DefaultParagraphFont" style:family="text">
      <style:text-properties style:font-name="Consolas" fo:color="#000000" fo:font-size="9.5pt" style:font-size-asian="9.5pt" fo:background-color="#FFFFFF"/>
    </style:style>
    <style:style style:name="T15" style:parent-style-name="DefaultParagraphFont" style:family="text">
      <style:text-properties style:font-name="Consolas" fo:color="#A31515" fo:font-size="9.5pt" style:font-size-asian="9.5pt" fo:background-color="#FFFFFF"/>
    </style:style>
    <style:style style:name="T16" style:parent-style-name="DefaultParagraphFont" style:family="text">
      <style:text-properties style:font-name="Consolas" fo:color="#000000" fo:font-size="9.5pt" style:font-size-asian="9.5pt" fo:background-color="#FFFFFF"/>
    </style:style>
    <style:style style:name="T17" style:parent-style-name="DefaultParagraphFont" style:family="text">
      <style:text-properties style:font-name="Consolas" fo:color="#000000" fo:font-size="9.5pt" style:font-size-asian="9.5pt" fo:background-color="#FFFFFF"/>
    </style:style>
    <style:style style:name="T18" style:parent-style-name="DefaultParagraphFont" style:family="text">
      <style:text-properties style:font-name="Consolas" fo:color="#008000" fo:font-size="9.5pt" style:font-size-asian="9.5pt" fo:background-color="#FFFFFF"/>
    </style:style>
    <style:style style:name="T19" style:parent-style-name="DefaultParagraphFont" style:family="text">
      <style:text-properties style:font-name="Consolas" fo:color="#008000" fo:font-size="9.5pt" style:font-size-asian="9.5pt" fo:background-color="#FFFFFF"/>
    </style:style>
    <style:style style:name="T20" style:parent-style-name="DefaultParagraphFont" style:family="text">
      <style:text-properties style:font-name="Consolas" fo:color="#008000" fo:font-size="9.5pt" style:font-size-asian="9.5pt" fo:background-color="#FFFFFF"/>
    </style:style>
    <style:style style:name="T21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22" style:parent-style-name="DefaultParagraphFont" style:family="text">
      <style:text-properties style:font-name="Consolas" fo:color="#000000" fo:font-size="9.5pt" style:font-size-asian="9.5pt" fo:background-color="#FFFFFF"/>
    </style:style>
    <style:style style:name="T23" style:parent-style-name="DefaultParagraphFont" style:family="text">
      <style:text-properties style:font-name="Consolas" fo:color="#000000" fo:font-size="9.5pt" style:font-size-asian="9.5pt" fo:background-color="#FFFFFF"/>
    </style:style>
    <style:style style:name="T24" style:parent-style-name="DefaultParagraphFont" style:family="text">
      <style:text-properties style:font-name="Consolas" fo:color="#A31515" fo:font-size="9.5pt" style:font-size-asian="9.5pt" fo:background-color="#FFFFFF"/>
    </style:style>
    <style:style style:name="T25" style:parent-style-name="DefaultParagraphFont" style:family="text">
      <style:text-properties style:font-name="Consolas" fo:color="#000000" fo:font-size="9.5pt" style:font-size-asian="9.5pt" fo:background-color="#FFFFFF"/>
    </style:style>
    <style:style style:name="T26" style:parent-style-name="DefaultParagraphFont" style:family="text">
      <style:text-properties style:font-name="Consolas" fo:color="#000000" fo:font-size="9.5pt" style:font-size-asian="9.5pt" fo:background-color="#FFFFFF"/>
    </style:style>
    <style:style style:name="T27" style:parent-style-name="DefaultParagraphFont" style:family="text">
      <style:text-properties style:font-name="Consolas" fo:color="#008000" fo:font-size="9.5pt" style:font-size-asian="9.5pt" fo:background-color="#FFFFFF"/>
    </style:style>
    <style:style style:name="T28" style:parent-style-name="DefaultParagraphFont" style:family="text">
      <style:text-properties style:font-name="Consolas" fo:color="#000000" fo:font-size="9.5pt" style:font-size-asian="9.5pt" fo:background-color="#FFFFFF"/>
    </style:style>
    <style:style style:name="T29" style:parent-style-name="DefaultParagraphFont" style:family="text">
      <style:text-properties style:font-name="Consolas" fo:color="#A31515" fo:font-size="9.5pt" style:font-size-asian="9.5pt" fo:background-color="#FFFFFF"/>
    </style:style>
    <style:style style:name="T30" style:parent-style-name="DefaultParagraphFont" style:family="text">
      <style:text-properties style:font-name="Consolas" fo:color="#000000" fo:font-size="9.5pt" style:font-size-asian="9.5pt" fo:background-color="#FFFFFF"/>
    </style:style>
    <style:style style:name="T31" style:parent-style-name="DefaultParagraphFont" style:family="text">
      <style:text-properties style:font-name="Consolas" fo:color="#000000" fo:font-size="9.5pt" style:font-size-asian="9.5pt" fo:background-color="#FFFFFF"/>
    </style:style>
    <style:style style:name="T32" style:parent-style-name="DefaultParagraphFont" style:family="text">
      <style:text-properties style:font-name="Consolas" fo:color="#008000" fo:font-size="9.5pt" style:font-size-asian="9.5pt" fo:background-color="#FFFFFF"/>
    </style:style>
    <style:style style:name="T33" style:parent-style-name="DefaultParagraphFont" style:family="text">
      <style:text-properties style:font-name="Consolas" fo:color="#008000" fo:font-size="9.5pt" style:font-size-asian="9.5pt" fo:background-color="#FFFFFF"/>
    </style:style>
    <style:style style:name="T34" style:parent-style-name="DefaultParagraphFont" style:family="text">
      <style:text-properties style:font-name="Consolas" fo:color="#008000" fo:font-size="9.5pt" style:font-size-asian="9.5pt" fo:background-color="#FFFFFF"/>
    </style:style>
    <style:style style:name="T35" style:parent-style-name="DefaultParagraphFont" style:family="text">
      <style:text-properties style:font-name="Consolas" fo:color="#008000" fo:font-size="9.5pt" style:font-size-asian="9.5pt" fo:background-color="#FFFFFF"/>
    </style:style>
    <style:style style:name="T36" style:parent-style-name="DefaultParagraphFont" style:family="text">
      <style:text-properties style:font-name="Consolas" fo:color="#008000" fo:font-size="9.5pt" style:font-size-asian="9.5pt" fo:background-color="#FFFFFF"/>
    </style:style>
    <style:style style:name="T37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T38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T39" style:parent-style-name="DefaultParagraphFont" style:family="text">
      <style:text-properties style:font-name="Consolas" fo:color="#A31515" fo:font-size="9.5pt" style:font-size-asian="9.5pt" style:font-size-complex="13pt" fo:background-color="#FFFFFF"/>
    </style:style>
    <style:style style:name="T4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41" style:parent-style-name="DefaultParagraphFont" style:family="text">
      <style:text-properties style:font-name="Consolas" fo:color="#A31515" fo:font-size="9.5pt" style:font-size-asian="9.5pt" style:font-size-complex="13pt" fo:background-color="#FFFFFF"/>
    </style:style>
    <style:style style:name="T42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P43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44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45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46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47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48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49" style:parent-style-name="DefaultParagraphFont" style:family="text">
      <style:text-properties style:font-name="Consolas" fo:color="#000000" fo:font-size="9.5pt" style:font-size-asian="9.5pt" fo:background-color="#FFFFFF"/>
    </style:style>
    <style:style style:name="T50" style:parent-style-name="DefaultParagraphFont" style:family="text">
      <style:text-properties style:font-name="Consolas" fo:color="#C9211E" fo:font-size="9.5pt" style:font-size-asian="9.5pt" fo:background-color="#FFFFFF"/>
    </style:style>
    <style:style style:name="T51" style:parent-style-name="DefaultParagraphFont" style:family="text">
      <style:text-properties style:font-name="Consolas" fo:color="#000000" fo:font-size="9.5pt" style:font-size-asian="9.5pt" fo:background-color="#FFFFFF"/>
    </style:style>
    <style:style style:name="T52" style:parent-style-name="DefaultParagraphFont" style:family="text">
      <style:text-properties style:font-name="Consolas" fo:color="#008000" fo:font-size="9.5pt" style:font-size-asian="9.5pt" fo:background-color="#FFFFFF"/>
    </style:style>
    <style:style style:name="T53" style:parent-style-name="DefaultParagraphFont" style:family="text">
      <style:text-properties style:font-name="Consolas" fo:color="#008000" fo:font-size="9.5pt" style:font-size-asian="9.5pt" fo:background-color="#FFFFFF"/>
    </style:style>
    <style:style style:name="T54" style:parent-style-name="DefaultParagraphFont" style:family="text">
      <style:text-properties style:font-name="Consolas" fo:color="#008000" fo:font-size="9.5pt" style:font-size-asian="9.5pt" fo:background-color="#FFFFFF"/>
    </style:style>
    <style:style style:name="T55" style:parent-style-name="DefaultParagraphFont" style:family="text">
      <style:text-properties style:font-name="Consolas" fo:color="#008000" fo:font-size="9.5pt" style:font-size-asian="9.5pt" style:font-size-complex="13pt" fo:background-color="#FFFFFF"/>
    </style:style>
    <style:style style:name="T56" style:parent-style-name="DefaultParagraphFont" style:family="text">
      <style:text-properties style:font-name="Consolas" fo:color="#000000" fo:font-size="9.5pt" style:font-size-asian="9.5pt" fo:background-color="#FFFFFF"/>
    </style:style>
    <style:style style:name="T57" style:parent-style-name="DefaultParagraphFont" style:family="text">
      <style:text-properties style:font-name="Consolas" fo:color="#000000" fo:font-size="9.5pt" style:font-size-asian="9.5pt" fo:background-color="#FFFFFF"/>
    </style:style>
    <style:style style:name="T58" style:parent-style-name="DefaultParagraphFont" style:family="text">
      <style:text-properties style:font-name="Consolas" fo:color="#A31515" fo:font-size="9.5pt" style:font-size-asian="9.5pt" fo:background-color="#FFFFFF"/>
    </style:style>
    <style:style style:name="T59" style:parent-style-name="DefaultParagraphFont" style:family="text">
      <style:text-properties style:font-name="Consolas" fo:color="#C9211E" fo:font-size="9.5pt" style:font-size-asian="9.5pt" fo:background-color="#FFFFFF"/>
    </style:style>
    <style:style style:name="T60" style:parent-style-name="DefaultParagraphFont" style:family="text">
      <style:text-properties style:font-name="Consolas" fo:color="#A31515" fo:font-size="9.5pt" style:font-size-asian="9.5pt" fo:background-color="#FFFFFF"/>
    </style:style>
    <style:style style:name="T61" style:parent-style-name="DefaultParagraphFont" style:family="text">
      <style:text-properties style:font-name="Consolas" fo:color="#000000" fo:font-size="9.5pt" style:font-size-asian="9.5pt" fo:background-color="#FFFFFF"/>
    </style:style>
    <style:style style:name="T62" style:parent-style-name="DefaultParagraphFont" style:family="text">
      <style:text-properties style:font-name="Consolas" fo:color="#000000" fo:font-size="9.5pt" style:font-size-asian="9.5pt" fo:background-color="#FFFFFF"/>
    </style:style>
    <style:style style:name="T63" style:parent-style-name="DefaultParagraphFont" style:family="text">
      <style:text-properties style:font-name="Consolas" fo:color="#008000" fo:font-size="9.5pt" style:font-size-asian="9.5pt" fo:background-color="#FFFFFF"/>
    </style:style>
    <style:style style:name="T64" style:parent-style-name="DefaultParagraphFont" style:family="text">
      <style:text-properties style:font-name="Consolas" fo:color="#000000" fo:font-size="9.5pt" style:font-size-asian="9.5pt" fo:background-color="#FFFFFF"/>
    </style:style>
    <style:style style:name="T65" style:parent-style-name="DefaultParagraphFont" style:family="text">
      <style:text-properties style:font-name="Consolas" fo:color="#A31515" fo:font-size="9.5pt" style:font-size-asian="9.5pt" fo:background-color="#FFFFFF"/>
    </style:style>
    <style:style style:name="T66" style:parent-style-name="DefaultParagraphFont" style:family="text">
      <style:text-properties style:font-name="Consolas" fo:color="#000000" fo:font-size="9.5pt" style:font-size-asian="9.5pt" fo:background-color="#FFFFFF"/>
    </style:style>
    <style:style style:name="T67" style:parent-style-name="DefaultParagraphFont" style:family="text">
      <style:text-properties style:font-name="Consolas" fo:color="#000000" fo:font-size="9.5pt" style:font-size-asian="9.5pt" fo:background-color="#FFFFFF"/>
    </style:style>
    <style:style style:name="T68" style:parent-style-name="DefaultParagraphFont" style:family="text">
      <style:text-properties style:font-name="Consolas" fo:color="#008000" fo:font-size="9.5pt" style:font-size-asian="9.5pt" fo:background-color="#FFFFFF"/>
    </style:style>
    <style:style style:name="T69" style:parent-style-name="DefaultParagraphFont" style:family="text">
      <style:text-properties style:font-name="Consolas" fo:color="#008000" fo:font-size="9.5pt" style:font-size-asian="9.5pt" fo:background-color="#FFFFFF"/>
    </style:style>
    <style:style style:name="T70" style:parent-style-name="DefaultParagraphFont" style:family="text">
      <style:text-properties style:font-name="Consolas" fo:color="#008000" fo:font-size="9.5pt" style:font-size-asian="9.5pt" fo:background-color="#FFFFFF"/>
    </style:style>
    <style:style style:name="T71" style:parent-style-name="DefaultParagraphFont" style:family="text">
      <style:text-properties style:font-name="Consolas" fo:color="#008000" fo:font-size="9.5pt" style:font-size-asian="9.5pt" fo:background-color="#FFFFFF"/>
    </style:style>
    <style:style style:name="T72" style:parent-style-name="DefaultParagraphFont" style:family="text">
      <style:text-properties style:font-name="Consolas" fo:color="#008000" fo:font-size="9.5pt" style:font-size-asian="9.5pt" fo:background-color="#FFFFFF"/>
    </style:style>
    <style:style style:name="T73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T74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T75" style:parent-style-name="DefaultParagraphFont" style:family="text">
      <style:text-properties style:font-name="Consolas" fo:color="#A31515" fo:font-size="9.5pt" style:font-size-asian="9.5pt" style:font-size-complex="13pt" fo:background-color="#FFFFFF"/>
    </style:style>
    <style:style style:name="T76" style:parent-style-name="DefaultParagraphFont" style:family="text">
      <style:text-properties style:font-name="Consolas" fo:color="#000000" fo:font-size="9.5pt" style:font-size-asian="9.5pt" style:font-size-complex="13pt" fo:background-color="#FFFFFF"/>
    </style:style>
    <style:style style:name="P7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78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79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80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81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82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83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84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8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8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87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8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89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9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91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9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93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9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95" style:parent-style-name="DefaultParagraphFont" style:family="text">
      <style:text-properties style:font-name="Consolas" fo:font-weight="bold" style:font-weight-asian="bold" style:font-weight-complex="bold" fo:color="#C9211E" fo:font-size="13pt" style:font-size-asian="13pt" style:font-size-complex="13pt" fo:background-color="#FFFFFF"/>
    </style:style>
    <style:style style:name="T9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9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98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9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00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10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102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0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04" style:parent-style-name="DefaultParagraphFont" style:family="text">
      <style:text-properties style:font-name="Consolas" fo:font-weight="bold" style:font-weight-asian="bold" style:font-weight-complex="bold" fo:color="#C9211E" fo:font-size="13pt" style:font-size-asian="13pt" style:font-size-complex="13pt" fo:background-color="#FFFFFF"/>
    </style:style>
    <style:style style:name="T10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106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10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0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0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1" style:parent-style-name="DefaultParagraphFont" style:family="text">
      <style:text-properties style:font-name="Consolas" fo:font-weight="bold" style:font-weight-asian="bold" style:font-weight-complex="bold" fo:color="#C9211E" fo:font-size="13pt" style:font-size-asian="13pt" style:font-size-complex="13pt" fo:background-color="#FFFFFF"/>
    </style:style>
    <style:style style:name="T11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1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2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3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3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132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33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4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5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6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7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8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39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40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41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2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3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4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5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6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7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8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49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0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1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2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3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4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5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6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7" style:parent-style-name="DefaultParagraphFont" style:family="text">
      <style:text-properties style:font-name="Consolas" fo:font-weight="bold" style:font-weight-asian="bold" style:font-weight-complex="bold" fo:color="#FF0000" fo:font-size="13pt" style:font-size-asian="13pt" style:font-size-complex="13pt" fo:background-color="#FFFFFF"/>
    </style:style>
    <style:style style:name="T158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59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0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1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2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3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4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5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6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7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8" style:parent-style-name="DefaultParagraphFont" style:family="text">
      <style:text-properties style:font-name="Consolas" fo:color="#008000" fo:font-size="13pt" style:font-size-asian="13pt" style:font-size-complex="13pt" fo:background-color="#FFFFFF"/>
    </style:style>
    <style:style style:name="T16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70" style:parent-style-name="DefaultParagraphFont" style:family="text">
      <style:text-properties style:font-name="Consolas" fo:color="#0000FF" fo:font-size="13pt" style:font-size-asian="13pt" style:font-size-complex="13pt" fo:background-color="#FFFFFF"/>
    </style:style>
    <style:style style:name="T17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72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7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7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175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176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7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7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7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8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188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189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190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191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2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3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4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5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6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19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9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19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0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20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0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6" style:parent-style-name="DefaultParagraphFont" style:family="text">
      <style:text-properties style:font-name="Consolas" fo:font-weight="bold" style:font-weight-asian="bold" fo:color="#000000" fo:font-size="13pt" style:font-size-asian="13pt" style:font-size-complex="13pt" fo:background-color="#FFFFFF"/>
    </style:style>
    <style:style style:name="T21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19" style:parent-style-name="DefaultParagraphFont" style:family="text">
      <style:text-properties style:font-name="Consolas" fo:font-weight="bold" style:font-weight-asian="bold" fo:color="#000000" fo:font-size="13pt" style:font-size-asian="13pt" style:font-size-complex="13pt" fo:background-color="#FFFFFF"/>
    </style:style>
    <style:style style:name="T22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2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222" style:parent-style-name="Standard" style:family="paragraph">
      <style:paragraph-properties fo:text-indent="0.5in"/>
    </style:style>
    <style:style style:name="T22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24" style:parent-style-name="DefaultParagraphFont" style:family="text">
      <style:text-properties style:font-name="Consolas" fo:font-weight="bold" style:font-weight-asian="bold" fo:color="#000000" fo:font-size="13pt" style:font-size-asian="13pt" style:font-size-complex="13pt" fo:background-color="#FFFFFF"/>
    </style:style>
    <style:style style:name="T22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2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227" style:parent-style-name="Standard" style:family="paragraph">
      <style:paragraph-properties fo:text-indent="0.5in"/>
    </style:style>
    <style:style style:name="T22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29" style:parent-style-name="DefaultParagraphFont" style:family="text">
      <style:text-properties style:font-name="Consolas" fo:font-weight="bold" style:font-weight-asian="bold" fo:color="#000000" fo:font-size="13pt" style:font-size-asian="13pt" style:font-size-complex="13pt" fo:background-color="#FFFFFF"/>
    </style:style>
    <style:style style:name="T230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3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232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3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4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5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6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8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39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0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1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2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3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4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5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6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24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8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49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50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T251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3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4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5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6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7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8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59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T260" style:parent-style-name="DefaultParagraphFont" style:family="text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P261" style:parent-style-name="Standard" style:family="paragraph">
      <style:text-properties style:font-name="Consolas" fo:font-weight="bold" style:font-weight-asian="bold" style:font-weight-complex="bold" fo:color="#000000" fo:font-size="13pt" style:font-size-asian="13pt" style:font-size-complex="13pt" fo:background-color="#FFFFFF"/>
    </style:style>
    <style:style style:name="T262" style:parent-style-name="DefaultParagraphFont" style:family="text">
      <style:text-properties style:font-name="Consolas" fo:color="#000000" fo:font-size="13pt" style:font-size-asian="13pt" style:font-size-complex="13pt" fo:background-color="#FFFFFF"/>
    </style:style>
    <style:style style:name="P263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4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5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6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7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8" style:parent-style-name="Standard" style:family="paragraph">
      <style:text-properties style:font-name="Consolas" fo:color="#000000" fo:font-size="13pt" style:font-size-asian="13pt" style:font-size-complex="13pt" fo:background-color="#FFFFFF"/>
    </style:style>
    <style:style style:name="P269" style:parent-style-name="Standard" style:family="paragraph">
      <style:text-properties style:font-name="Consolas" fo:color="#000000" fo:font-size="13pt" style:font-size-asian="13pt" style:font-size-complex="13pt" fo:background-color="#FFFFFF"/>
    </style:style>
  </office:automatic-styles>
  <office:body>
    <office:text text:use-soft-page-breaks="true">
      <text:p text:style-name="P1">So sánh các điểm khác của SDK tích hợp theo NĐ 123 so với NĐ 51 cũ</text:p>
      <text:p text:style-name="P2"/>
      <text:p text:style-name="P3">1. Cấu hình thiết lập</text:p>
      <text:p text:style-name="P4">- Bỏ<text:s/>trường mẫu số</text:p>
      <text:p text:style-name="P5">- Chỉ<text:s/>còn MST</text:p>
      <text:p text:style-name="P6">- Username</text:p>
      <text:p text:style-name="P7">- Pass</text:p>
      <text:p text:style-name="P8">- Serial</text:p>
      <text:p text:style-name="P9">- link API môi trường test:</text:p>
      <text:p text:style-name="Standard"><text:span text:style-name="T10"><text:tab/></text:span><text:span text:style-name="T11"><text:s text:c="5"/>//Link api hóa đơn không mã cơ quan thu</text:span><text:span text:style-name="T12">ế</text:span><text:span text:style-name="T13">. (Session.IsInvoiceCode = False)</text:span></text:p>
      <text:p text:style-name="Standard"><text:span text:style-name="T14"><text:s text:c="12"/>MeInvoiceFactory.MEAPIV3URL =<text:s/></text:span><text:span text:style-name="T15">"https://testapi.meinvoice.vn/api/v3"</text:span><text:span text:style-name="T16">;</text:span></text:p>
      <text:p text:style-name="Standard"><text:span text:style-name="T17"><text:s text:c="12"/></text:span><text:span text:style-name="T18">//Link API hóa đơn có mã cơ quan thu</text:span><text:span text:style-name="T19">ế</text:span><text:span text:style-name="T20">.<text:s/></text:span><text:span text:style-name="T21"><text:s/>(Session.IsInvoiceCode = True)</text:span></text:p>
      <text:p text:style-name="Standard"><text:span text:style-name="T22"><text:s text:c="12"/></text:span><text:span text:style-name="T23">MeInvoiceFactory.MECODEAPIV3URL =<text:s/></text:span><text:span text:style-name="T24">"https://testapi.meinvoice.vn/api/v3/code"</text:span><text:span text:style-name="T25">;</text:span></text:p>
      <text:p text:style-name="Standard"><text:span text:style-name="T26"><text:s text:c="12"/></text:span><text:span text:style-name="T27">//Link dowload hóa đơn</text:span></text:p>
      <text:p text:style-name="Standard"><text:span text:style-name="T28"><text:s text:c="12"/>MeInvoiceFactory.MEDownloadURL =<text:s/></text:span><text:span text:style-name="T29">"https://testdownload.meinvoice.vn"</text:span><text:span text:style-name="T30">;</text:span></text:p>
      <text:p text:style-name="Standard"><text:span text:style-name="T31"><text:s text:c="12"/></text:span><text:span text:style-name="T32">//Link tra c</text:span><text:span text:style-name="T33">ứ</text:span><text:span text:style-name="T34">u và get link tra c</text:span><text:span text:style-name="T35">ứ</text:span><text:span text:style-name="T36">u hóa đơn.</text:span></text:p>
      <text:p text:style-name="Standard"><text:span text:style-name="T37"><text:s text:c="5"/></text:span><text:span text:style-name="T38"><text:s text:c="7"/>MeInvoiceFactory.MESearchURL =<text:s/></text:span><text:span text:style-name="T39">"</text:span><text:a xlink:href="https://test.meinvoice.vn/tra-cuu" office:target-frame-name="_top" xlink:show="replace"><text:span text:style-name="T40">https://test.meinvoice.vn/tra-cuu</text:span></text:a><text:span text:style-name="T41">"</text:span><text:span text:style-name="T42">;</text:span></text:p>
      <text:p text:style-name="P43"/>
      <text:p text:style-name="P44">- link API môi trường thật:</text:p>
      <text:p text:style-name="Standard"><text:span text:style-name="T45"><text:tab/></text:span><text:span text:style-name="T46"><text:s text:c="5"/>//Link api hóa đơn không mã cơ quan thu</text:span><text:span text:style-name="T47">ế</text:span><text:span text:style-name="T48">. (Session.IsInvoiceCode = False)</text:span></text:p>
      <text:p text:style-name="Standard"><text:span text:style-name="T49"><text:s text:c="12"/>MeInvoiceFactory.MEAPIV3URL =<text:s/></text:span><text:span text:style-name="T50">"https://api.meinvoice.vn/api/v3";</text:span></text:p>
      <text:p text:style-name="Standard"><text:span text:style-name="T51"><text:s text:c="12"/></text:span><text:span text:style-name="T52">//Link API hóa đơn có mã cơ quan thu</text:span><text:span text:style-name="T53">ế</text:span><text:span text:style-name="T54">.<text:s/></text:span><text:span text:style-name="T55"><text:s/>(Session.IsInvoiceCode = True)</text:span></text:p>
      <text:p text:style-name="Standard"><text:span text:style-name="T56"><text:s text:c="12"/></text:span><text:span text:style-name="T57">MeInvoiceFactory.MECODEAPIV3URL =<text:s/></text:span><text:span text:style-name="T58">"</text:span><text:span text:style-name="T59">https://api.meinvoice.vn/api/v3/code</text:span><text:span text:style-name="T60">"</text:span><text:span text:style-name="T61">;</text:span></text:p>
      <text:p text:style-name="Standard"><text:span text:style-name="T62"><text:s text:c="12"/></text:span><text:span text:style-name="T63">//Link dowload hóa đơn</text:span></text:p>
      <text:p text:style-name="Standard"><text:span text:style-name="T64"><text:s text:c="12"/>MeInvoiceFactory.MEDownloadURL =<text:s/></text:span><text:span text:style-name="T65">"https://download.meinvoice.vn"</text:span><text:span text:style-name="T66">;</text:span></text:p>
      <text:p text:style-name="Standard"><text:span text:style-name="T67"><text:s text:c="12"/></text:span><text:span text:style-name="T68">//Link tra c</text:span><text:span text:style-name="T69">ứ</text:span><text:span text:style-name="T70">u và get link tra c</text:span><text:span text:style-name="T71">ứ</text:span><text:span text:style-name="T72">u hóa đơn.</text:span></text:p>
      <text:p text:style-name="Standard"><text:span text:style-name="T73"><text:s text:c="12"/>M</text:span><text:span text:style-name="T74">eInvoiceFactory.MESearchURL =<text:s/></text:span><text:span text:style-name="T75">"https://meinvoice.vn/tra-cuu"</text:span><text:span text:style-name="T76">;</text:span></text:p>
      <text:p text:style-name="P77"/>
      <text:p text:style-name="P78">2. Hàm kết nối : Oauth</text:p>
      <text:p text:style-name="P79">GetToken: vẫn giữ<text:s/>nguyên như cũ, các tham số<text:s/>giữ<text:s/>nguyên</text:p>
      <text:p text:style-name="P80">Nghiệp vụ<text:s/>theo TT78 thì sẽ<text:s/>có 2 trường hợp:</text:p>
      <text:p text:style-name="P81">- đơn vị<text:s/>sử<text:s/>dụng hóa đơn có mã cơ quan thuế</text:p>
      <text:p text:style-name="P82">- đơn vị<text:s/>sử<text:s/>dụng hóa đơn<text:s/>không có mã cơ quan thuế</text:p>
      <text:p text:style-name="P83">để<text:s/>xác định được đơn vị<text:s/>dùng hóa đơn có mã hay không có mã cơ quan thuế<text:s/>thì ta dùng thêm hàm:</text:p>
      <text:p text:style-name="Standard"><text:span text:style-name="T84">var</text:span><text:span text:style-name="T85"><text:s/>company = MeInvoiceFactory.CreateCompanyClass(Session.TaxCode, Session.Token);</text:span></text:p>
      <text:p text:style-name="Standard"><text:span text:style-name="T86"><text:s text:c="20"/></text:span><text:span text:style-name="T87">if</text:span><text:span text:style-name="T88"><text:s/>(company !=<text:s/></text:span><text:span text:style-name="T89">null</text:span><text:span text:style-name="T90">)</text:span></text:p>
      <text:p text:style-name="P91"><text:s text:c="12"/><text:s text:c="8"/>{</text:p>
      <text:p text:style-name="Standard"><text:span text:style-name="T92"><text:s text:c="24"/></text:span><text:span text:style-name="T93">var</text:span><text:span text:style-name="T94"><text:s/>companyInfo = company.</text:span><text:span text:style-name="T95">GetCompanyInfo</text:span><text:span text:style-name="T96">();</text:span></text:p>
      <text:p text:style-name="Standard"><text:span text:style-name="T97"><text:s text:c="24"/></text:span><text:span text:style-name="T98">if</text:span><text:span text:style-name="T99"><text:s/>(companyInfo !=<text:s/></text:span><text:span text:style-name="T100">null</text:span><text:span text:style-name="T101">)</text:span></text:p>
      <text:p text:style-name="P102"><text:s text:c="24"/>{</text:p>
      <text:p text:style-name="Standard"><text:span text:style-name="T103"><text:s text:c="28"/>Session.</text:span><text:span text:style-name="T104">IsInvoiceCode</text:span><text:span text:style-name="T105"><text:s/>= companyInfo.CompanyInfo.IsInvoiceWithCode;</text:span></text:p>
      <text:p text:style-name="P106"><text:s text:c="8"/><text:s text:c="16"/>}</text:p>
      <text:p text:style-name="P107"><text:s text:c="20"/>}</text:p>
      <text:soft-page-break/>
      <text:p text:style-name="Standard"><text:span text:style-name="T108">- n</text:span><text:span text:style-name="T109">ế</text:span><text:span text:style-name="T110">u <text:s/>Session.</text:span><text:span text:style-name="T111">IsInvoiceCode<text:s/></text:span><text:span text:style-name="T112">= true → đơn v</text:span><text:span text:style-name="T113">ị</text:span><text:span text:style-name="T114"><text:s/>s</text:span><text:span text:style-name="T115">ử</text:span><text:span text:style-name="T116"><text:s/>d</text:span><text:span text:style-name="T117">ụ</text:span><text:span text:style-name="T118">ng hóa đơn có mã cơ quan thu</text:span><text:span text:style-name="T119">ế</text:span><text:span text:style-name="T120">, ngư</text:span><text:span text:style-name="T121">ợ</text:span><text:span text:style-name="T122">c l</text:span><text:span text:style-name="T123">ạ</text:span><text:span text:style-name="T124">i là đơn v</text:span><text:span text:style-name="T125">ị</text:span><text:span text:style-name="T126"><text:s/>s</text:span><text:span text:style-name="T127">ử</text:span><text:span text:style-name="T128"><text:s/>d</text:span><text:span text:style-name="T129">ụ</text:span><text:span text:style-name="T130">ng hóa đơn không có mã cơ quan thu</text:span><text:span text:style-name="T131">ế</text:span></text:p>
      <text:p text:style-name="P132"/>
      <text:p text:style-name="Standard"><text:span text:style-name="T133">3. L</text:span><text:span text:style-name="T134">ấ</text:span><text:span text:style-name="T135">y thông tin</text:span><text:span text:style-name="T136"><text:s/>danh sách m</text:span><text:span text:style-name="T137">ẫ</text:span><text:span text:style-name="T138">u hóa đơn (m</text:span><text:span text:style-name="T139">ớ</text:span><text:span text:style-name="T140">i) –<text:s/></text:span><text:span text:style-name="T141">Trư</text:span><text:span text:style-name="T142">ờ</text:span><text:span text:style-name="T143">ng h</text:span><text:span text:style-name="T144">ợ</text:span><text:span text:style-name="T145">p đơn v</text:span><text:span text:style-name="T146">ị</text:span><text:span text:style-name="T147"><text:s/>t</text:span><text:span text:style-name="T148">ự</text:span><text:span text:style-name="T149"><text:s/>fix c</text:span><text:span text:style-name="T150">ứ</text:span><text:span text:style-name="T151">ng ký hi</text:span><text:span text:style-name="T152">ệ</text:span><text:span text:style-name="T153">u hóa đơn thì b</text:span><text:span text:style-name="T154">ỏ</text:span><text:span text:style-name="T155"><text:s/>qua m</text:span><text:span text:style-name="T156">ụ</text:span><text:span text:style-name="T157">c 3</text:span></text:p>
      <text:p text:style-name="Standard"><text:span text:style-name="T158">// G</text:span><text:span text:style-name="T159">ọ</text:span><text:span text:style-name="T160">i SDK đ</text:span><text:span text:style-name="T161">ể</text:span><text:span text:style-name="T162"><text:s/>l</text:span><text:span text:style-name="T163">ấ</text:span><text:span text:style-name="T164">y v</text:span><text:span text:style-name="T165">ề</text:span><text:span text:style-name="T166"><text:s/>danh sách m</text:span><text:span text:style-name="T167">ẫ</text:span><text:span text:style-name="T168">u hóa đơn</text:span></text:p>
      <text:p text:style-name="Standard"><text:span text:style-name="T169"><text:s text:c="12"/></text:span><text:span text:style-name="T170">var</text:span><text:span text:style-name="T171"><text:s text:c="2"/>oResult = InvoicePublishingObject.</text:span><text:span text:style-name="T172">GetInvoiceTemplateForPublish</text:span><text:span text:style-name="T173">(DateTime.Now.Year,Session.IsInvoiceCode</text:span><text:span text:style-name="T174">);</text:span></text:p>
      <text:p text:style-name="P175">- hàm này có 2 tham số</text:p>
      <text:p text:style-name="P176"><text:tab/>+ tham số<text:s/>đầu tiên: truyền vào năm hiện tại</text:p>
      <text:p text:style-name="Standard"><text:span text:style-name="T177">+ tham s</text:span><text:span text:style-name="T178">ố</text:span><text:span text:style-name="T179"><text:s/>th</text:span><text:span text:style-name="T180">ứ</text:span><text:span text:style-name="T181"><text:s/>2: truy</text:span><text:span text:style-name="T182">ề</text:span><text:span text:style-name="T183">n vào Session.IsInvoiceCode (lo</text:span><text:span text:style-name="T184">ạ</text:span><text:span text:style-name="T185">i hóa đơn có mã CQT ho</text:span><text:span text:style-name="T186">ặ</text:span><text:span text:style-name="T187">c không có mã CQT)</text:span></text:p>
      <text:p text:style-name="P188"/>
      <text:p text:style-name="P189"/>
      <text:p text:style-name="Standard"><text:span text:style-name="T190">4. Phát hành hóa đơn</text:span></text:p>
      <text:p text:style-name="P191"/>
      <text:p text:style-name="Standard"><text:span text:style-name="T192">Thay đ</text:span><text:span text:style-name="T193">ổ</text:span><text:span text:style-name="T194">i các trư</text:span><text:span text:style-name="T195">ờ</text:span><text:span text:style-name="T196">ng thông tin:</text:span></text:p>
      <text:p text:style-name="Standard"><text:span text:style-name="T197">* ph</text:span><text:span text:style-name="T198">ầ</text:span><text:span text:style-name="T199">n thông tin chung<text:s/></text:span><text:span text:style-name="T200">OriginalInvoiceData</text:span></text:p>
      <text:p text:style-name="Standard"><text:span text:style-name="T201">- InvoiceName,</text:span></text:p>
      <text:p text:style-name="Standard"><text:span text:style-name="T202">- IsInvoiceSummary</text:span><text:span text:style-name="T203"><text:s/>= false</text:span></text:p>
      <text:p text:style-name="Standard"><text:span text:style-name="T204">- ReferenceType</text:span><text:span text:style-name="T205">:<text:s/></text:span><text:span text:style-name="T206">T</text:span><text:span text:style-name="T207">i</text:span><text:span text:style-name="T208">nh chất h</text:span><text:span text:style-name="T209">ó</text:span><text:span text:style-name="T210">a<text:s/></text:span><text:span text:style-name="T211">đơ</text:span><text:span text:style-name="T212">n (1: thay thế; 2:<text:s/></text:span><text:span text:style-name="T213">đ</text:span><text:span text:style-name="T214">iều chỉnh)</text:span></text:p>
      <text:p text:style-name="Standard"><text:span text:style-name="T215">-<text:s/></text:span><text:span text:style-name="T216">TaxRateInfo</text:span><text:span text:style-name="T217">: danh sách các loại thuế suất dùng trong hóa đơn. Trong đó:</text:span></text:p>
      <text:p text:style-name="Standard"><text:span text:style-name="T218"><text:tab/>+<text:s/></text:span><text:span text:style-name="T219">VATRateName</text:span><text:span text:style-name="T220">:<text:s/></text:span><text:span text:style-name="T221">tên thuế suất (ví dụ: “10%”)</text:span></text:p>
      <text:p text:style-name="P222"><text:span text:style-name="T223">+<text:s/></text:span><text:span text:style-name="T224">AmountWithoutVATOC</text:span><text:span text:style-name="T225">:<text:s/></text:span><text:span text:style-name="T226">tổng tiền hàng trước thuế ứng với từng loại thuế suất</text:span></text:p>
      <text:p text:style-name="P227"><text:span text:style-name="T228">+<text:s/></text:span><text:span text:style-name="T229">VATAmountOC</text:span><text:span text:style-name="T230">:<text:s/></text:span><text:span text:style-name="T231">tổng tiền thuế chi tiết ứng với từng loại thuế suất</text:span></text:p>
      <text:p text:style-name="P232">-<text:s/>TotalSaleAmount:<text:s/>tổng tiền hàng trước thuế và chiết khấu</text:p>
      <text:p text:style-name="P233">-<text:s/>TotalSaleAmountOC:<text:s/>tổng tiền hàng nguyên tệ trước thuế và chiết khấu<text:s/></text:p>
      <text:p text:style-name="P234">-<text:s/>TotalVATAmount:<text:s/>tổng tiền thuế quy đổi</text:p>
      <text:p text:style-name="P235">-<text:s/>TotalVATAmountOC:<text:s/>tổng tiền thuế nguyên tệ</text:p>
      <text:p text:style-name="P236">-<text:s/>TotalDiscountAmount:<text:s/>tổng tiền chiết khấu quy đổi</text:p>
      <text:p text:style-name="P237">-<text:s/>TotalDiscountAmountOC:<text:s/>tổng tiền chiết khấu nguyên tệ</text:p>
      <text:p text:style-name="P238">-<text:s/>TotalAmount: TotalSaleAmount + TotalVATAmount - TotalDiscountAmount</text:p>
      <text:p text:style-name="P239">-<text:s/>TotalAmountOC: TotalSaleAmountOC + TotalVATAmountOC - TotalDiscountAmountOC</text:p>
      <text:p text:style-name="P240">-<text:s/>TotalAmountWithoutVAT<text:s/>(tổng tiền hàng trước thuế, đã trừ đi chiết khấu): TotalSaleAmount - TotalDiscountAmount</text:p>
      <text:p text:style-name="P241">-<text:s/>TotalAmountWithoutVATOC<text:s/>(tổng tiền hàng nguyên tệ trước thuế, đã trừ đi chiết khấu): TotalSaleAmountOC<text:s/>–<text:s/>TotalDiscountAmountOC</text:p>
      <text:soft-page-break/>
      <text:p text:style-name="P242">-<text:s/>TotalAmountInWords:<text:s/>đọc số tiền (TotalAmountOC) bằng chữ</text:p>
      <text:p text:style-name="P243">-<text:s/>TotalAmountInWordsVN:<text:s/>đọc số tiền (TotalAmountOC)<text:s/>bằng tiếng việt<text:s/>nếu<text:s/>TotalAmountInWords<text:s/>được đọc<text:s/>bằng tiếng anh</text:p>
      <text:p text:style-name="P244">-<text:s/>TotalAmountInWordsByENG:<text:s/>đọc số tiền (TotalAmountOC)<text:s/>bằng tiếng anh</text:p>
      <text:p text:style-name="P245">-<text:s/>AccountObjectCode =&gt; BuyerCode</text:p>
      <text:p text:style-name="P246">Bỏ<text:s/>các thẻ:</text:p>
      <text:p text:style-name="P247">- VatRate</text:p>
      <text:p text:style-name="P248">- InvTemplateNo</text:p>
      <text:p text:style-name="P249">-<text:s/>InvoiceType, TemplateCode, AdjustmentType, IsDeleteOrg, RefNo, DeletedReason, TypeChangeInvoice, OrgRefID, AdjustmentReason</text:p>
      <text:p text:style-name="P250"/>
      <text:p text:style-name="Standard"><text:span text:style-name="T251">* ph</text:span><text:span text:style-name="T252">ầ</text:span><text:span text:style-name="T253">n thông tin chi ti</text:span><text:span text:style-name="T254">ế</text:span><text:span text:style-name="T255">t hàng hóa d</text:span><text:span text:style-name="T256">ị</text:span><text:span text:style-name="T257">ch v</text:span><text:span text:style-name="T258">ụ</text:span><text:span text:style-name="T259">:<text:s/></text:span><text:span text:style-name="T260">OriginalInvoiceDetail</text:span></text:p>
      <text:p text:style-name="P261">Bổ<text:s/>sung thêm thẻ:</text:p>
      <text:p text:style-name="Standard"><text:span text:style-name="T262">- SortOrder</text:span></text:p>
      <text:p text:style-name="P263">- ItemType:<text:s/>kiểu<text:s/>hàng hóa<text:s/>(1: HHDV; 2: khuyến mại; 3: chiết khẩu; 4: ghi chú/diễn giải)</text:p>
      <text:p text:style-name="P264">- VATRateName: tên loại thuế suất</text:p>
      <text:p text:style-name="P265">-<text:s/>AmountWithoutVATOC<text:s/>(tiền hàng trước thuế): AmountOC<text:s/>–<text:s/>DiscountAmountOC</text:p>
      <text:p text:style-name="P266">-<text:s/>DiscountAmountOC: AmountOC * DiscountRate</text:p>
      <text:p text:style-name="P267">Bỏ<text:s/>thẻ:</text:p>
      <text:p text:style-name="P268">- VatRate</text:p>
      <text:p text:style-name="P2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NAME</dc:creator>
    <meta:creation-date>2022-01-13T17:00:00Z</meta:creation-date>
    <dc:date>2022-01-17T14:00:00Z</dc:date>
    <meta:template xlink:href="Normal" xlink:type="simple"/>
    <meta:editing-cycles>25</meta:editing-cycles>
    <meta:editing-duration>PT3180S</meta:editing-duration>
    <meta:document-statistic meta:page-count="3" meta:paragraph-count="9" meta:word-count="704" meta:character-count="4709" meta:row-count="33" meta:non-whitespace-character-count="4014"/>
  </office:meta>
</office:document-meta>
</file>